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div</mtext>
      <mstyle mathvariant="bold">
        <mrow>
          <mi>j</mi>
        </mrow>
      </mstyle>
      <mrow>
        <mi/>
        <mo stretchy="false">=</mo>
        <mrow>
          <mi/>
          <mo stretchy="false">−</mo>
          <mfrac>
            <mrow>
              <mo stretchy="false">∂</mo>
              <mo stretchy="false">ρ</mo>
            </mrow>
            <mrow>
              <mo stretchy="false">∂</mo>
              <mi>t</mi>
            </mrow>
          </mfrac>
        </mrow>
      </mrow>
    </mrow>
    <annotation encoding="StarMath 5.0">"div" bold j `=` - {partial %rho} over {partial t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32:00.711000000</meta:creation-date>
    <meta:generator>LibreOffice/4.1.4.2$Windows_x86 LibreOffice_project/0a0440ccc0227ad9829de5f46be37cfb6edcf72</meta:generator>
  </office:meta>
</office:document-meta>
</file>